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ackground-color="transparent"/>
      <style:text-properties fo:font-size="8pt" style:font-size-asian="8pt" style:font-size-complex="8pt"/>
    </style:style>
    <style:style style:name="ce3" style:family="table-cell" style:parent-style-name="Default" style:data-style-name="N36"/>
    <style:style style:name="ce4" style:family="table-cell" style:parent-style-name="Default" style:data-style-name="N36">
      <style:table-cell-properties fo:background-color="transparent"/>
      <style:text-properties style:font-name="Tahoma" style:font-name-asian="Tahoma" style:font-name-complex="Tahoma" fo:font-size="8pt" style:font-size-asian="8pt" style:font-size-complex="8pt"/>
    </style:style>
    <style:style style:name="ce5" style:family="table-cell" style:parent-style-name="Normal_STANDARD" style:data-style-name="N0">
      <style:table-cell-properties style:vertical-align="middle" fo:background-color="transparent" style:cell-protect="protected"/>
      <style:text-properties fo:color="#000000" style:font-name="Tahoma" style:font-name-asian="Tahoma" style:font-name-complex="Tahoma" fo:font-size="8pt" style:font-size-asian="8pt" style:font-size-complex="8pt"/>
    </style:style>
    <style:style style:name="ce6" style:family="table-cell" style:parent-style-name="Normal_STANDARD" style:data-style-name="N0">
      <style:table-cell-properties style:vertical-align="top" fo:wrap-option="wrap" fo:background-color="transparent" style:cell-protect="protected"/>
      <style:text-properties fo:color="#000000" style:font-name="Tahoma" style:font-name-asian="Tahoma" style:font-name-complex="Tahoma" fo:font-size="8pt" style:font-size-asian="8pt" style:font-size-complex="8pt"/>
    </style:style>
    <style:style style:name="ce7" style:family="table-cell" style:parent-style-name="Formula" style:data-style-name="N0">
      <style:table-cell-properties fo:border="thin solid #D9D9D9" style:vertical-align="top" fo:wrap-option="no-wrap" fo:background-color="#FFFFFF" style:cell-protect="protected"/>
      <style:text-properties fo:color="#000000" style:font-name="Tahoma" style:font-name-asian="Tahoma" style:font-name-complex="Tahoma" fo:font-size="8pt" style:font-size-asian="8pt" style:font-size-complex="8pt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status="enable"/>
      </table:calculation-settings>
      <table:table table:name="share_buildings_2019" table:style-name="ta1">
        <table:table-column table:style-name="co1" table:default-cell-style-name="ce5"/>
        <table:table-column table:style-name="co2" table:number-columns-repeated="16383" table:default-cell-style-name="ce1"/>
        <table:table-row table:number-rows-repeated="6" table:style-name="ro1">
          <table:table-cell table:number-columns-repeated="16384"/>
        </table:table-row>
        <table:table-row table:number-rows-repeated="2" table:style-name="ro2">
          <table:table-cell table:style-name="ce6"/>
          <table:table-cell table:number-columns-repeated="16383" table:style-name="ce1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6"/>
          <table:table-cell table:number-columns-repeated="16383" table:style-name="ce1"/>
        </table:table-row>
        <table:table-row table:style-name="ro1">
          <table:table-cell table:style-name="ce6"/>
          <table:table-cell table:number-columns-repeated="16383" table:style-name="ce1"/>
        </table:table-row>
        <table:table-row table:style-name="ro1">
          <table:table-cell table:style-name="ce6"/>
          <table:table-cell office:value-type="string" table:style-name="ce1">
            <text:p>living_space_m2</text:p>
          </table:table-cell>
          <table:table-cell table:number-columns-repeated="16382"/>
        </table:table-row>
        <table:table-row table:style-name="ro1">
          <table:table-cell table:style-name="ce5"/>
          <table:table-cell table:style-name="ce3"/>
          <table:table-cell table:number-columns-repeated="16382"/>
        </table:table-row>
        <table:table-row table:style-name="ro1">
          <table:table-cell office:value-type="string" table:style-name="ce7">
            <text:p>DE.N.SFH.01.Gen.ReEx.001.00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DE.N.SFH.02.Gen.ReEx.001.00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DE.N.SFH.03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4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5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6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7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8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9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10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2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3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4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5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6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7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8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9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10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1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2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3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4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5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6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7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8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9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10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2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3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4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5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6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5.HR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6.HR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6.LightFrame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East.MFH.04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East.MFH.05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East.AB.06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East.AB.07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East.AB.08.Gen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East.AB.06.HR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East.AB.07.HR.ReEx.001.001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1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2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3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4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5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6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7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8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9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10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2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3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4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5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6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7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8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9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10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1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2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3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4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5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6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7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8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9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10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2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3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4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5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6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5.HR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6.HR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6.LightFrame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East.MFH.04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East.MFH.05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East.AB.06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East.AB.07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East.AB.08.Gen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East.AB.06.HR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East.AB.07.HR.ReEx.001.002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1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2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3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4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5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6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7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8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9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10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2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3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4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5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6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7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8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09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TH.10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1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2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3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4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5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6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7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8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09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MFH.10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2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3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4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5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6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5.HR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AB.06.HR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N.SFH.06.LightFrame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East.MFH.04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East.MFH.05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East.AB.06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East.AB.07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East.AB.08.Gen.ReEx.001.003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DE.East.AB.06.HR.ReEx.001.00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DE.East.AB.07.HR.ReEx.001.00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7">
            <text:p>DE.N.SFH.01.Gen.ReEx.001.001</text:p>
          </table:table-cell>
          <table:table-cell office:value-type="float" office:value="37.213861677098997" table:style-name="ce4">
            <text:p>37,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2.Gen.ReEx.001.001</text:p>
          </table:table-cell>
          <table:table-cell office:value-type="float" office:value="109.21459405235576" table:style-name="ce4">
            <text:p>109,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3.Gen.ReEx.001.001</text:p>
          </table:table-cell>
          <table:table-cell office:value-type="float" office:value="121.34954894706196" table:style-name="ce4">
            <text:p>121,3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4.Gen.ReEx.001.001</text:p>
          </table:table-cell>
          <table:table-cell office:value-type="float" office:value="93.843651185727921" table:style-name="ce4">
            <text:p>93,8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5.Gen.ReEx.001.001</text:p>
          </table:table-cell>
          <table:table-cell office:value-type="float" office:value="176.36134446973006" table:style-name="ce4">
            <text:p>176,4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6.Gen.ReEx.001.001</text:p>
          </table:table-cell>
          <table:table-cell office:value-type="float" office:value="188.49629936443623" table:style-name="ce4">
            <text:p>188,5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7.Gen.ReEx.001.001</text:p>
          </table:table-cell>
          <table:table-cell office:value-type="float" office:value="102.78790853680763" table:style-name="ce4">
            <text:p>102,8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8.Gen.ReEx.001.001</text:p>
          </table:table-cell>
          <table:table-cell office:value-type="float" office:value="166.32952472319781" table:style-name="ce4">
            <text:p>166,3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9.Gen.ReEx.001.001</text:p>
          </table:table-cell>
          <table:table-cell office:value-type="float" office:value="147.64081408014189" table:style-name="ce4">
            <text:p>147,6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10.Gen.ReEx.001.001</text:p>
          </table:table-cell>
          <table:table-cell office:value-type="float" office:value="111.19782832618282" table:style-name="ce4">
            <text:p>111,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2.Gen.ReEx.001.001</text:p>
          </table:table-cell>
          <table:table-cell office:value-type="float" office:value="67.65971110061308" table:style-name="ce4">
            <text:p>67,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3.Gen.ReEx.001.001</text:p>
          </table:table-cell>
          <table:table-cell office:value-type="float" office:value="66.337753424393867" table:style-name="ce4">
            <text:p>66,3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4.Gen.ReEx.001.001</text:p>
          </table:table-cell>
          <table:table-cell office:value-type="float" office:value="42.067843634981479" table:style-name="ce4">
            <text:p>42,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5.Gen.ReEx.001.001</text:p>
          </table:table-cell>
          <table:table-cell office:value-type="float" office:value="61.483771466511392" table:style-name="ce4">
            <text:p>61,5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6.Gen.ReEx.001.001</text:p>
          </table:table-cell>
          <table:table-cell office:value-type="float" office:value="63.910762445452626" table:style-name="ce4">
            <text:p>63,9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7.Gen.ReEx.001.001</text:p>
          </table:table-cell>
          <table:table-cell office:value-type="float" office:value="42.049598946875861" table:style-name="ce4">
            <text:p>42,0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8.Gen.ReEx.001.001</text:p>
          </table:table-cell>
          <table:table-cell office:value-type="float" office:value="79.427020232987729" table:style-name="ce4">
            <text:p>79,4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9.Gen.ReEx.001.001</text:p>
          </table:table-cell>
          <table:table-cell office:value-type="float" office:value="74.754842572223751" table:style-name="ce4">
            <text:p>74,8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10.Gen.ReEx.001.001</text:p>
          </table:table-cell>
          <table:table-cell office:value-type="float" office:value="48.590647671945433" table:style-name="ce4">
            <text:p>48,6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1.Gen.ReEx.001.001</text:p>
          </table:table-cell>
          <table:table-cell office:value-type="float" office:value="12.943951887686609" table:style-name="ce2">
            <text:p>12,9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2.Gen.ReEx.001.001</text:p>
          </table:table-cell>
          <table:table-cell office:value-type="float" office:value="131.86650985580732" table:style-name="ce2">
            <text:p>131,9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3.Gen.ReEx.001.001</text:p>
          </table:table-cell>
          <table:table-cell office:value-type="float" office:value="104.36061209447327" table:style-name="ce2">
            <text:p>104,4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4.Gen.ReEx.001.001</text:p>
          </table:table-cell>
          <table:table-cell office:value-type="float" office:value="101.12462412255162" table:style-name="ce2">
            <text:p>101,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5.Gen.ReEx.001.001</text:p>
          </table:table-cell>
          <table:table-cell office:value-type="float" office:value="182.02432342059294" table:style-name="ce2">
            <text:p>182,0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6.Gen.ReEx.001.001</text:p>
          </table:table-cell>
          <table:table-cell office:value-type="float" office:value="136.72049181368979" table:style-name="ce2">
            <text:p>136,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7.Gen.ReEx.001.001</text:p>
          </table:table-cell>
          <table:table-cell office:value-type="float" office:value="59.803874057778998" table:style-name="ce2">
            <text:p>59,8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8.Gen.ReEx.001.001</text:p>
          </table:table-cell>
          <table:table-cell office:value-type="float" office:value="124.27992577632196" table:style-name="ce2">
            <text:p>124,3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9.Gen.ReEx.001.001</text:p>
          </table:table-cell>
          <table:table-cell office:value-type="float" office:value="97.181295343890866" table:style-name="ce2">
            <text:p>97,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10.Gen.ReEx.001.001</text:p>
          </table:table-cell>
          <table:table-cell office:value-type="float" office:value="36.442985753959071" table:style-name="ce2">
            <text:p>36,4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AB.02.Gen.ReEx.001.001</text:p>
          </table:table-cell>
          <table:table-cell office:value-type="float" office:value="29.528390243785072" table:style-name="ce2">
            <text:p>29,5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AB.03.Gen.ReEx.001.001</text:p>
          </table:table-cell>
          <table:table-cell office:value-type="float" office:value="6.391076244545264" table:style-name="ce2">
            <text:p>6,4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AB.04.Gen.ReEx.001.001</text:p>
          </table:table-cell>
          <table:table-cell office:value-type="float" office:value="13.752948880667022" table:style-name="ce2">
            <text:p>13,8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AB.05.Gen.ReEx.001.001</text:p>
          </table:table-cell>
          <table:table-cell office:value-type="float" office:value="38.103758369377459" table:style-name="ce2">
            <text:p>38,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AB.06.Gen.ReEx.001.001</text:p>
          </table:table-cell>
          <table:table-cell office:value-type="float" office:value="145.05316084138806" table:style-name="ce2">
            <text:p>145,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AB.05.HR.ReEx.001.00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AB.06.HR.ReEx.001.00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SFH.06.LightFrame.ReEx.001.00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MFH.04.Gen.ReEx.001.00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MFH.05.Gen.ReEx.001.00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AB.06.Gen.ReEx.001.00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AB.07.Gen.ReEx.001.00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AB.08.Gen.ReEx.001.00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AB.06.HR.ReEx.001.00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AB.07.HR.ReEx.001.00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SFH.01.Gen.ReEx.001.002</text:p>
          </table:table-cell>
          <table:table-cell office:value-type="float" office:value="8.3976480680726588" table:style-name="ce2">
            <text:p>8,4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2.Gen.ReEx.001.002</text:p>
          </table:table-cell>
          <table:table-cell office:value-type="float" office:value="24.645271504126285" table:style-name="ce2">
            <text:p>24,6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3.Gen.ReEx.001.002</text:p>
          </table:table-cell>
          <table:table-cell office:value-type="float" office:value="27.383635004584761" table:style-name="ce2">
            <text:p>27,4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4.Gen.ReEx.001.002</text:p>
          </table:table-cell>
          <table:table-cell office:value-type="float" office:value="21.176677736878879" table:style-name="ce2">
            <text:p>21,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5.Gen.ReEx.001.002</text:p>
          </table:table-cell>
          <table:table-cell office:value-type="float" office:value="39.797549539996524" table:style-name="ce2">
            <text:p>39,8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6.Gen.ReEx.001.002</text:p>
          </table:table-cell>
          <table:table-cell office:value-type="float" office:value="42.535913040454993" table:style-name="ce2">
            <text:p>42,5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7.Gen.ReEx.001.002</text:p>
          </table:table-cell>
          <table:table-cell office:value-type="float" office:value="6.0932356448625775" table:style-name="ce2">
            <text:p>6,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8.Gen.ReEx.001.002</text:p>
          </table:table-cell>
          <table:table-cell office:value-type="float" office:value="9.859963134413988" table:style-name="ce2">
            <text:p>9,9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9.Gen.ReEx.001.002</text:p>
          </table:table-cell>
          <table:table-cell office:value-type="float" office:value="8.7521021080753396" table:style-name="ce2">
            <text:p>8,8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10.Gen.ReEx.001.002</text:p>
          </table:table-cell>
          <table:table-cell office:value-type="float" office:value="6.591773106714971" table:style-name="ce2">
            <text:p>6,6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2.Gen.ReEx.001.002</text:p>
          </table:table-cell>
          <table:table-cell office:value-type="float" office:value="12.656208233276146" table:style-name="ce2">
            <text:p>12,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3.Gen.ReEx.001.002</text:p>
          </table:table-cell>
          <table:table-cell office:value-type="float" office:value="14.969720469173001" table:style-name="ce2">
            <text:p>15,0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4.Gen.ReEx.001.002</text:p>
          </table:table-cell>
          <table:table-cell office:value-type="float" office:value="9.4929934682560511" table:style-name="ce2">
            <text:p>9,5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5.Gen.ReEx.001.002</text:p>
          </table:table-cell>
          <table:table-cell office:value-type="float" office:value="13.874375068989611" table:style-name="ce2">
            <text:p>13,9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6.Gen.ReEx.001.002</text:p>
          </table:table-cell>
          <table:table-cell office:value-type="float" office:value="14.422047769081304" table:style-name="ce2">
            <text:p>14,4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7.Gen.ReEx.001.002</text:p>
          </table:table-cell>
          <table:table-cell office:value-type="float" office:value="2.4926873092619637" table:style-name="ce2">
            <text:p>2,5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8.Gen.ReEx.001.002</text:p>
          </table:table-cell>
          <table:table-cell office:value-type="float" office:value="4.7084093619392648" table:style-name="ce2">
            <text:p>4,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9.Gen.ReEx.001.002</text:p>
          </table:table-cell>
          <table:table-cell office:value-type="float" office:value="4.4314441053546032" table:style-name="ce2">
            <text:p>4,4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10.Gen.ReEx.001.002</text:p>
          </table:table-cell>
          <table:table-cell office:value-type="float" office:value="2.8804386684804912" table:style-name="ce2">
            <text:p>2,9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1.Gen.ReEx.001.002</text:p>
          </table:table-cell>
          <table:table-cell office:value-type="float" office:value="2.9209210671557075" table:style-name="ce2">
            <text:p>2,9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2.Gen.ReEx.001.002</text:p>
          </table:table-cell>
          <table:table-cell office:value-type="float" office:value="29.756883371648772" table:style-name="ce2">
            <text:p>29,8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3.Gen.ReEx.001.002</text:p>
          </table:table-cell>
          <table:table-cell office:value-type="float" office:value="23.549926103942894" table:style-name="ce2">
            <text:p>23,5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4.Gen.ReEx.001.002</text:p>
          </table:table-cell>
          <table:table-cell office:value-type="float" office:value="22.819695837153969" table:style-name="ce2">
            <text:p>22,8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5.Gen.ReEx.001.002</text:p>
          </table:table-cell>
          <table:table-cell office:value-type="float" office:value="41.075452506877141" table:style-name="ce2">
            <text:p>41,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6.Gen.ReEx.001.002</text:p>
          </table:table-cell>
          <table:table-cell office:value-type="float" office:value="30.852228771832163" table:style-name="ce2">
            <text:p>30,9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7.Gen.ReEx.001.002</text:p>
          </table:table-cell>
          <table:table-cell office:value-type="float" office:value="3.5451552842836822" table:style-name="ce2">
            <text:p>3,5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8.Gen.ReEx.001.002</text:p>
          </table:table-cell>
          <table:table-cell office:value-type="float" office:value="7.3672758251520252" table:style-name="ce2">
            <text:p>7,4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9.Gen.ReEx.001.002</text:p>
          </table:table-cell>
          <table:table-cell office:value-type="float" office:value="5.7608773369609825" table:style-name="ce2">
            <text:p>5,8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10.Gen.ReEx.001.002</text:p>
          </table:table-cell>
          <table:table-cell office:value-type="float" office:value="2.1603290013603682" table:style-name="ce2">
            <text:p>2,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AB.02.Gen.ReEx.001.002</text:p>
          </table:table-cell>
          <table:table-cell office:value-type="float" office:value="6.6633511844489579" table:style-name="ce2">
            <text:p>6,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AB.03.Gen.ReEx.001.002</text:p>
          </table:table-cell>
          <table:table-cell office:value-type="float" office:value="1.4422047769081305" table:style-name="ce2">
            <text:p>1,4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AB.04.Gen.ReEx.001.002</text:p>
          </table:table-cell>
          <table:table-cell office:value-type="float" office:value="3.1034786338529394" table:style-name="ce2">
            <text:p>3,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AB.05.Gen.ReEx.001.002</text:p>
          </table:table-cell>
          <table:table-cell office:value-type="float" office:value="8.5984613914396153" table:style-name="ce2">
            <text:p>8,6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AB.06.Gen.ReEx.001.002</text:p>
          </table:table-cell>
          <table:table-cell office:value-type="float" office:value="32.732571708813651" table:style-name="ce2">
            <text:p>32,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AB.05.HR.ReEx.001.00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AB.06.HR.ReEx.001.00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SFH.06.LightFrame.ReEx.001.00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MFH.04.Gen.ReEx.001.00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MFH.05.Gen.ReEx.001.00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AB.06.Gen.ReEx.001.00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AB.07.Gen.ReEx.001.00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AB.08.Gen.ReEx.001.00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AB.06.HR.ReEx.001.00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AB.07.HR.ReEx.001.00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SFH.01.Gen.ReEx.001.003</text:p>
          </table:table-cell>
          <table:table-cell office:value-type="float" office:value="0.44198147726698239" table:style-name="ce2">
            <text:p>0,4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2.Gen.ReEx.001.003</text:p>
          </table:table-cell>
          <table:table-cell office:value-type="float" office:value="1.2971195528487529" table:style-name="ce2">
            <text:p>1,3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3.Gen.ReEx.001.003</text:p>
          </table:table-cell>
          <table:table-cell office:value-type="float" office:value="1.4412439476097256" table:style-name="ce2">
            <text:p>1,4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4.Gen.ReEx.001.003</text:p>
          </table:table-cell>
          <table:table-cell office:value-type="float" office:value="1.114561986151521" table:style-name="ce2">
            <text:p>1,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5.Gen.ReEx.001.003</text:p>
          </table:table-cell>
          <table:table-cell office:value-type="float" office:value="2.0946078705261346" table:style-name="ce2">
            <text:p>2,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6.Gen.ReEx.001.003</text:p>
          </table:table-cell>
          <table:table-cell office:value-type="float" office:value="2.2387322652871067" table:style-name="ce2">
            <text:p>2,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7.Gen.ReEx.001.003</text:p>
          </table:table-cell>
          <table:table-cell office:value-type="float" office:value="1.5233089112156439" table:style-name="ce2">
            <text:p>1,5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8.Gen.ReEx.001.003</text:p>
          </table:table-cell>
          <table:table-cell office:value-type="float" office:value="2.4649907836034965" table:style-name="ce2">
            <text:p>2,5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09.Gen.ReEx.001.003</text:p>
          </table:table-cell>
          <table:table-cell office:value-type="float" office:value="2.188025527018834" table:style-name="ce2">
            <text:p>2,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10.Gen.ReEx.001.003</text:p>
          </table:table-cell>
          <table:table-cell office:value-type="float" office:value="1.6479432766787423" table:style-name="ce2">
            <text:p>1,6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2.Gen.ReEx.001.003</text:p>
          </table:table-cell>
          <table:table-cell office:value-type="float" office:value="0.77827173170925179" table:style-name="ce2">
            <text:p>0,8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3.Gen.ReEx.001.003</text:p>
          </table:table-cell>
          <table:table-cell office:value-type="float" office:value="0.78788002469331664" table:style-name="ce2">
            <text:p>0,8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4.Gen.ReEx.001.003</text:p>
          </table:table-cell>
          <table:table-cell office:value-type="float" office:value="0.49963123517137153" table:style-name="ce2">
            <text:p>0,5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5.Gen.ReEx.001.003</text:p>
          </table:table-cell>
          <table:table-cell office:value-type="float" office:value="0.73023026678892755" table:style-name="ce2">
            <text:p>0,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6.Gen.ReEx.001.003</text:p>
          </table:table-cell>
          <table:table-cell office:value-type="float" office:value="0.75905514574112198" table:style-name="ce2">
            <text:p>0,8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7.Gen.ReEx.001.003</text:p>
          </table:table-cell>
          <table:table-cell office:value-type="float" office:value="0.6231718273154907" table:style-name="ce2">
            <text:p>0,6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8.Gen.ReEx.001.003</text:p>
          </table:table-cell>
          <table:table-cell office:value-type="float" office:value="1.177102340484816" table:style-name="ce2">
            <text:p>1,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09.Gen.ReEx.001.003</text:p>
          </table:table-cell>
          <table:table-cell office:value-type="float" office:value="1.1078610263386504" table:style-name="ce2">
            <text:p>1,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10.Gen.ReEx.001.003</text:p>
          </table:table-cell>
          <table:table-cell office:value-type="float" office:value="0.72010966712012259" table:style-name="ce2">
            <text:p>0,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1.Gen.ReEx.001.003</text:p>
          </table:table-cell>
          <table:table-cell office:value-type="float" office:value="0.1537326877450374" table:style-name="ce2">
            <text:p>0,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2.Gen.ReEx.001.003</text:p>
          </table:table-cell>
          <table:table-cell office:value-type="float" office:value="1.5661517564025684" table:style-name="ce2">
            <text:p>1,6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3.Gen.ReEx.001.003</text:p>
          </table:table-cell>
          <table:table-cell office:value-type="float" office:value="1.239469794944364" table:style-name="ce2">
            <text:p>1,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4.Gen.ReEx.001.003</text:p>
          </table:table-cell>
          <table:table-cell office:value-type="float" office:value="1.2010366230081047" table:style-name="ce2">
            <text:p>1,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5.Gen.ReEx.001.003</text:p>
          </table:table-cell>
          <table:table-cell office:value-type="float" office:value="2.1618659214145883" table:style-name="ce2">
            <text:p>2,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6.Gen.ReEx.001.003</text:p>
          </table:table-cell>
          <table:table-cell office:value-type="float" office:value="1.6238015143069575" table:style-name="ce2">
            <text:p>1,6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7.Gen.ReEx.001.003</text:p>
          </table:table-cell>
          <table:table-cell office:value-type="float" office:value="0.88628882107092022" table:style-name="ce2">
            <text:p>0,9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8.Gen.ReEx.001.003</text:p>
          </table:table-cell>
          <table:table-cell office:value-type="float" office:value="1.8418189562880058" table:style-name="ce2">
            <text:p>1,8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09.Gen.ReEx.001.003</text:p>
          </table:table-cell>
          <table:table-cell office:value-type="float" office:value="1.4402193342402452" table:style-name="ce2">
            <text:p>1,4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10.Gen.ReEx.001.003</text:p>
          </table:table-cell>
          <table:table-cell office:value-type="float" office:value="0.54008225034009183" table:style-name="ce2">
            <text:p>0,5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AB.02.Gen.ReEx.001.003</text:p>
          </table:table-cell>
          <table:table-cell office:value-type="float" office:value="0.3507026939183665" table:style-name="ce2">
            <text:p>0,4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AB.03.Gen.ReEx.001.003</text:p>
          </table:table-cell>
          <table:table-cell office:value-type="float" office:value="7.5905514574112209E-2" table:style-name="ce2">
            <text:p>0,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AB.04.Gen.ReEx.001.003</text:p>
          </table:table-cell>
          <table:table-cell office:value-type="float" office:value="0.16334098072910222" table:style-name="ce2">
            <text:p>0,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AB.05.Gen.ReEx.001.003</text:p>
          </table:table-cell>
          <table:table-cell office:value-type="float" office:value="0.45255059954945387" table:style-name="ce2">
            <text:p>0,5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AB.06.Gen.ReEx.001.003</text:p>
          </table:table-cell>
          <table:table-cell office:value-type="float" office:value="1.7227669320428252" table:style-name="ce2">
            <text:p>1,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AB.05.HR.ReEx.001.00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AB.06.HR.ReEx.001.00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SFH.06.LightFrame.ReEx.001.00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MFH.04.Gen.ReEx.001.00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MFH.05.Gen.ReEx.001.00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AB.06.Gen.ReEx.001.00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AB.07.Gen.ReEx.001.00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AB.08.Gen.ReEx.001.00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AB.06.HR.ReEx.001.00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East.AB.07.HR.ReEx.001.00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SFH.11.Gen.ReEx.001.001</text:p>
          </table:table-cell>
          <table:table-cell office:value-type="float" office:value="12.91075" table:style-name="ce2">
            <text:p>12,9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11.Gen.ReEx.001.002</text:p>
          </table:table-cell>
          <table:table-cell office:value-type="float" office:value="42.034999999999997" table:style-name="ce2">
            <text:p>42,0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11.Gen.ReEx.001.003</text:p>
          </table:table-cell>
          <table:table-cell office:value-type="float" office:value="5.1042500000000004" table:style-name="ce2">
            <text:p>5,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11.Gen.ReEx.001.01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SFH.11.Gen.ReEx.001.01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SFH.11.Gen.ReEx.001.01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SFH.11.Gen.ReEx.001.02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SFH.11.Gen.ReEx.001.02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SFH.11.Gen.ReEx.001.02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TH.11.Gen.ReEx.001.001</text:p>
          </table:table-cell>
          <table:table-cell office:value-type="float" office:value="1.9281200000000003" table:style-name="ce2">
            <text:p>1,9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11.Gen.ReEx.001.002</text:p>
          </table:table-cell>
          <table:table-cell office:value-type="float" office:value="6.2775999999999996" table:style-name="ce2">
            <text:p>6,3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11.Gen.ReEx.001.003</text:p>
          </table:table-cell>
          <table:table-cell office:value-type="float" office:value="0.76228000000000007" table:style-name="ce2">
            <text:p>0,8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11.Gen.ReEx.001.01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TH.11.Gen.ReEx.001.01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TH.11.Gen.ReEx.001.01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TH.11.Gen.ReEx.001.02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TH.11.Gen.ReEx.001.02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TH.11.Gen.ReEx.001.02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MFH.11.Gen.ReEx.001.001</text:p>
          </table:table-cell>
          <table:table-cell office:value-type="float" office:value="6.6402750000000026" table:style-name="ce2">
            <text:p>6,6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11.Gen.ReEx.001.002</text:p>
          </table:table-cell>
          <table:table-cell office:value-type="float" office:value="21.619499999999999" table:style-name="ce2">
            <text:p>21,6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11.Gen.ReEx.001.003</text:p>
          </table:table-cell>
          <table:table-cell office:value-type="float" office:value="2.6252250000000004" table:style-name="ce2">
            <text:p>2,6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11.Gen.ReEx.001.01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MFH.11.Gen.ReEx.001.01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MFH.11.Gen.ReEx.001.01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MFH.11.Gen.ReEx.001.02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MFH.11.Gen.ReEx.001.02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MFH.11.Gen.ReEx.001.02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SFH.12.Gen.ReEx.001.001</text:p>
          </table:table-cell>
          <table:table-cell office:value-type="float" office:value="13.414776679730446" table:style-name="ce2">
            <text:p>13,4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12.Gen.ReEx.001.002</text:p>
          </table:table-cell>
          <table:table-cell office:value-type="float" office:value="43.676017096796805" table:style-name="ce2">
            <text:p>43,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12.Gen.ReEx.001.003</text:p>
          </table:table-cell>
          <table:table-cell office:value-type="float" office:value="5.3035163617538981" table:style-name="ce2">
            <text:p>5,3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SFH.12.Gen.ReEx.001.01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SFH.12.Gen.ReEx.001.01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SFH.12.Gen.ReEx.001.01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SFH.12.Gen.ReEx.001.02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SFH.12.Gen.ReEx.001.02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SFH.12.Gen.ReEx.001.02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TH.12.Gen.ReEx.001.001</text:p>
          </table:table-cell>
          <table:table-cell office:value-type="float" office:value="2.1989380223292523" table:style-name="ce2">
            <text:p>2,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12.Gen.ReEx.001.002</text:p>
          </table:table-cell>
          <table:table-cell office:value-type="float" office:value="7.1593330959557013" table:style-name="ce2">
            <text:p>7,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12.Gen.ReEx.001.003</text:p>
          </table:table-cell>
          <table:table-cell office:value-type="float" office:value="0.86934759022319252" table:style-name="ce2">
            <text:p>0,9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TH.12.Gen.ReEx.001.01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TH.12.Gen.ReEx.001.01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TH.12.Gen.ReEx.001.01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TH.12.Gen.ReEx.001.02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TH.12.Gen.ReEx.001.02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TH.12.Gen.ReEx.001.02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MFH.12.Gen.ReEx.001.001</text:p>
          </table:table-cell>
          <table:table-cell office:value-type="float" office:value="10.492531344729599" table:style-name="ce2">
            <text:p>10,5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12.Gen.ReEx.001.002</text:p>
          </table:table-cell>
          <table:table-cell office:value-type="float" office:value="34.16172980724749" table:style-name="ce2">
            <text:p>34,2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12.Gen.ReEx.001.003</text:p>
          </table:table-cell>
          <table:table-cell office:value-type="float" office:value="4.1482100480229098" table:style-name="ce2">
            <text:p>4,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DE.N.MFH.12.Gen.ReEx.001.01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MFH.12.Gen.ReEx.001.01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MFH.12.Gen.ReEx.001.013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MFH.12.Gen.ReEx.001.02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MFH.12.Gen.ReEx.001.022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7">
            <text:p>DE.N.MFH.12.Gen.ReEx.001.023</text:p>
          </table:table-cell>
          <table:table-cell table:style-name="ce2"/>
          <table:table-cell table:number-columns-repeated="16382"/>
        </table:table-row>
        <table:table-row table:number-rows-repeated="10482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6">
      <number:number number:decimal-places="1" number:min-decimal-places="1" number:min-integer-digits="1" number:grouping="true"/>
    </number:number-style>
    <style:style style:name="Eingabe_32_2" style:display-name="Eingabe 2" style:family="table-cell" style:data-style-name="N0">
      <style:table-cell-properties fo:border="thin solid #7F7F7F" fo:background-color="#FFCC99"/>
      <style:text-properties fo:color="#3F3F76"/>
    </style:style>
    <style:style style:name="Eingabe_32_oder_32_Formel" style:display-name="Eingabe oder Formel" style:family="table-cell" style:data-style-name="N0">
      <style:table-cell-properties fo:border="thin solid #C0C0C0" style:vertical-align="middle" fo:background-color="#FFCC99" style:cell-protect="none" style:repeat-content="false"/>
      <style:paragraph-properties fo:text-align="center"/>
      <style:text-properties fo:color="#000000" style:font-name="Tahoma" style:font-name-asian="Tahoma" style:font-name-complex="Tahoma" fo:font-size="8pt" style:font-size-asian="8pt" style:font-size-complex="8pt"/>
    </style:style>
    <style:style style:name="Formel" style:family="table-cell" style:data-style-name="N0">
      <style:table-cell-properties fo:border="thin solid #C0C0C0" style:vertical-align="middle" fo:background-color="#FFFFFF" style:repeat-content="false"/>
      <style:paragraph-properties fo:text-align="center"/>
      <style:text-properties fo:color="#000000" style:font-name="Tahoma" style:font-name-asian="Tahoma" style:font-name-complex="Tahoma" fo:font-size="8pt" style:font-size-asian="8pt" style:font-size-complex="8pt"/>
    </style:style>
    <style:style style:name="Formula" style:family="table-cell" style:data-style-name="N0">
      <style:table-cell-properties fo:border="thin solid #D9D9D9" style:vertical-align="top" fo:wrap-option="wrap" fo:background-color="#FFFFFF"/>
      <style:text-properties fo:color="#000000" style:font-name="Tahoma" style:font-name-asian="Tahoma" style:font-name-complex="Tahoma" fo:font-size="8pt" style:font-size-asian="8pt" style:font-size-complex="8pt"/>
    </style:style>
    <style:style style:name="Heading1" style:family="table-cell" style:data-style-name="N0">
      <style:table-cell-properties style:vertical-align="middle" fo:background-color="#666699" style:repeat-content="false"/>
      <style:paragraph-properties fo:text-align="start" fo:margin-left="0.353cm"/>
      <style:text-properties fo:color="#FFFFFF" style:font-name="Tahoma" style:font-name-asian="Tahoma" style:font-name-complex="Tahoma" fo:font-size="10pt" style:font-size-asian="10pt" style:font-size-complex="10pt" fo:font-weight="bold" style:font-weight-asian="bold" style:font-weight-complex="bold"/>
    </style:style>
    <style:style style:name="Input" style:family="table-cell" style:data-style-name="N0">
      <style:table-cell-properties fo:border="thin solid #C0C0C0" style:vertical-align="top" fo:wrap-option="wrap" fo:background-color="#FFFF99" style:cell-protect="none" style:shrink-to-fit="true"/>
      <style:text-properties fo:color="#0000FF" style:font-name="Tahoma" style:font-name-asian="Tahoma" style:font-name-complex="Tahoma" fo:font-size="8pt" style:font-size-asian="8pt" style:font-size-complex="8pt"/>
    </style:style>
    <style:style style:name="Label" style:family="table-cell" style:data-style-name="N0">
      <style:table-cell-properties fo:border="thin solid #D9D9D9" style:vertical-align="top" fo:wrap-option="wrap" fo:background-color="#C0C0C0" style:repeat-content="false"/>
      <style:paragraph-properties fo:text-align="start" fo:margin-left="0cm"/>
      <style:text-properties fo:color="#000000"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style style:name="Label_32_2" style:display-name="Label 2" style:family="table-cell" style:data-style-name="N0">
      <style:table-cell-properties fo:border="thin solid #9999FF" style:vertical-align="top" fo:wrap-option="wrap" fo:background-color="#C0C0C0" style:repeat-content="false"/>
      <style:paragraph-properties fo:text-align="start" fo:margin-left="0cm"/>
      <style:text-properties fo:color="#000000" style:font-name="Tahoma" style:font-name-asian="Tahoma" style:font-name-complex="Tahoma" fo:font-size="8pt" style:font-size-asian="8pt" style:font-size-complex="8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STANDARD" style:family="table-cell" style:data-style-name="N0">
      <style:table-cell-properties style:vertical-align="top" fo:background-color="transparent"/>
      <style:text-properties fo:color="#000000" style:font-name="Tahoma" style:font-name-asian="Tahoma" style:font-name-complex="Tahoma" fo:font-size="8pt" style:font-size-asian="8pt" style:font-size-complex="8pt"/>
    </style:style>
    <style:style style:name="Prozent_32_2" style:display-name="Prozent 2" style:family="table-cell" style:data-style-name="N13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Tahoma" style:font-name-asian="Tahoma" style:font-name-complex="Tahoma" fo:font-size="8pt" style:font-size-asian="8pt" style:font-size-complex="8pt"/>
    </style:style>
    <style:style style:name="Ueberschrift" style:family="table-cell" style:data-style-name="N0">
      <style:table-cell-properties style:vertical-align="middle" fo:background-color="#008080" style:repeat-content="false"/>
      <style:paragraph-properties fo:text-align="start" fo:margin-left="0.353cm"/>
      <style:text-properties fo:color="#FFFFFF" style:font-name="Tahoma" style:font-name-asian="Tahoma" style:font-name-complex="Tahoma" fo:font-size="8pt" style:font-size-asian="8pt" style:font-size-complex="8pt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29</meta:generator>
    <meta:initial-creator>luisa</meta:initial-creator>
    <dc:creator>luisa</dc:creator>
    <meta:creation-date>2022-01-25T13:31:42Z</meta:creation-date>
    <dc:date>2022-01-27T08:59:18Z</dc:date>
    <meta:editing-duration>PT0S</meta:editing-duration>
  </office:meta>
</office:document-meta>
</file>